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803cm" fo:margin-left="0.3cm" table:align="left" style:may-break-between-rows="true" style:writing-mode="lr-tb"/>
    </style:style>
    <style:style style:name="Table1.A" style:family="table-column">
      <style:table-column-properties style:column-width="4.339cm"/>
    </style:style>
    <style:style style:name="Table1.B" style:family="table-column">
      <style:table-column-properties style:column-width="0.75cm"/>
    </style:style>
    <style:style style:name="Table1.H" style:family="table-column">
      <style:table-column-properties style:column-width="0.198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text-properties fo:font-size="2pt" officeooo:paragraph-rsid="0013cfa7" style:font-size-asian="2pt" style:font-size-complex="2pt"/>
    </style:style>
    <style:style style:name="P2" style:family="paragraph" style:parent-style-name="Standard">
      <style:text-properties fo:color="#ffffff" style:font-name="Arial" fo:font-size="10.6000003814697pt" officeooo:rsid="0069302a" officeooo:paragraph-rsid="0069302a" style:font-size-asian="10.6000003814697pt" style:font-size-complex="10.6000003814697pt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4af084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22a4f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4ca2a6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52fc93" officeooo:paragraph-rsid="0052fc9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5.30000019073486pt" fo:font-style="normal" fo:font-weight="normal" officeooo:paragraph-rsid="0046bd0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ffffff" style:font-name="Arial" fo:font-size="5.30000019073486pt" fo:font-style="normal" fo:font-weight="normal" officeooo:rsid="005e0328" officeooo:paragraph-rsid="005e0328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10.6000003814697pt" fo:font-style="normal" fo:font-weight="normal" officeooo:rsid="005568e9" officeooo:paragraph-rsid="005568e9" style:font-name-asian="Times New Roman" style:font-size-asian="10.6000003814697pt" style:font-style-asian="normal" style:font-weight-asian="normal" style:font-name-complex="Times New Roman" style:font-size-complex="10.6000003814697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ffff" style:font-name="Arial" fo:font-size="10.6000003814697pt" fo:font-style="normal" fo:font-weight="normal" officeooo:rsid="005568e9" officeooo:paragraph-rsid="005568e9" style:font-name-asian="Times New Roman" style:font-size-asian="10.6000003814697pt" style:font-style-asian="normal" style:font-weight-asian="normal" style:font-name-complex="Times New Roman" style:font-size-complex="10.6000003814697pt" style:font-style-complex="normal" style:font-weight-complex="normal" text:display="true" style:text-overline-style="none" style:text-overline-color="font-color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4ca2a6" officeooo:paragraph-rsid="006975b1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cdcb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61e52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2d90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22a4f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paragraph-rsid="0077b7d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5.30000019073486pt" fo:font-style="normal" fo:font-weight="normal" officeooo:rsid="0052fc93" officeooo:paragraph-rsid="0052fc93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" fo:font-size="2pt" fo:font-style="normal" fo:font-weight="normal" officeooo:paragraph-rsid="0013cfa7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>
        <style:tab-stops/>
      </style:paragraph-properties>
      <style:text-properties fo:color="#333333" style:font-name="Arial" fo:font-size="5.30000019073486pt" fo:font-style="normal" fo:font-weight="normal" officeooo:paragraph-rsid="0046bd09" style:font-name-asian="Times New Roman" style:font-size-asian="5.30000019073486pt" style:font-style-asian="normal" style:font-weight-asian="normal" style:font-name-complex="Times New Roman" style:font-size-complex="5.30000019073486pt" style:font-style-complex="normal" style:font-weight-complex="normal" text:display="tru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8" office:value-type="string">
            <text:p text:style-name="P3"><text:placeholder text:placeholder-type="text">&lt;for each="label_group in labels(group_length=4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13"><text:bookmark-start text:name="__DdeLink__221_1895805773"/><text:placeholder text:placeholder-type="text">&lt;(label_group[0]['code']).upper()&gt;</text:placeholder><text:bookmark text:name="__DdeLink__3091_1895805773"/></text:p>
            <text:p text:style-name="P13"><text:bookmark-start text:name="__DdeLink__119_1895805773"/><text:bookmark-start text:name="__DdeLink__88_759559976"/><text:placeholder text:placeholder-type="text">&lt;(label_group[0]['name']).upper()&gt;</text:placeholder><text:bookmark-end text:name="__DdeLink__119_1895805773"/><text:bookmark-end text:name="__DdeLink__88_759559976"/></text:p>
            <text:p text:style-name="P14"><text:placeholder text:placeholder-type="text">&lt;(label_group[0]['leather']).upper()&gt;</text:placeholder></text:p>
            <text:p text:style-name="P14"><text:placeholder text:placeholder-type="text">&lt;(label_group[0]['color']).upper()&gt;</text:placeholder><text:bookmark-end text:name="__DdeLink__221_1895805773"/></text:p>
          </table:table-cell>
          <table:table-cell table:style-name="Table1.A2" table:number-rows-spanned="2" office:value-type="string">
            <text:p text:style-name="P8"/>
          </table:table-cell>
          <table:table-cell table:style-name="Table1.A2" table:number-rows-spanned="2" office:value-type="string">
            <text:p text:style-name="P15"><text:placeholder text:placeholder-type="text">&lt;(label_group[1]['code']).upper()&gt;</text:placeholder></text:p>
            <text:p text:style-name="P15"><text:bookmark-start text:name="__DdeLink__88_7595599761"/><text:bookmark-start text:name="__DdeLink__119_18958057731"/><text:placeholder text:placeholder-type="text">&lt;(label_group[1]['name']).upper()&gt;</text:placeholder><text:bookmark-end text:name="__DdeLink__88_7595599761"/><text:bookmark-end text:name="__DdeLink__119_18958057731"/></text:p>
            <text:p text:style-name="P14"><text:placeholder text:placeholder-type="text">&lt;(label_group[1]['leather']).upper()&gt;</text:placeholder></text:p>
            <text:p text:style-name="P14"><text:placeholder text:placeholder-type="text">&lt;(label_group[1]['color']).upper()&gt;</text:placeholder></text:p>
          </table:table-cell>
          <table:table-cell table:style-name="Table1.A2" table:number-rows-spanned="2" office:value-type="string">
            <text:p text:style-name="P7"/>
          </table:table-cell>
          <table:table-cell table:style-name="Table1.A2" table:number-rows-spanned="2" office:value-type="string">
            <text:p text:style-name="P15"><text:placeholder text:placeholder-type="text">&lt;(label_group[2]['code']).upper()&gt;</text:placeholder></text:p>
            <text:p text:style-name="P15"><text:bookmark-start text:name="__DdeLink__88_75955997611"/><text:bookmark-start text:name="__DdeLink__119_189580577311"/><text:placeholder text:placeholder-type="text">&lt;(label_group[2]['name']).upper()&gt;</text:placeholder><text:bookmark-end text:name="__DdeLink__88_75955997611"/><text:bookmark-end text:name="__DdeLink__119_189580577311"/></text:p>
            <text:p text:style-name="P14"><text:placeholder text:placeholder-type="text">&lt;(label_group[2]['leather']).upper()&gt;</text:placeholder></text:p>
            <text:p text:style-name="P14"><text:placeholder text:placeholder-type="text">&lt;(label_group[2]['color']).upper()&gt;</text:placeholder></text:p>
          </table:table-cell>
          <table:table-cell table:style-name="Table1.A2" table:number-rows-spanned="2" office:value-type="string">
            <text:p text:style-name="P5"/>
          </table:table-cell>
          <table:table-cell table:style-name="Table1.A2" table:number-rows-spanned="2" office:value-type="string">
            <text:p text:style-name="P17"><text:placeholder text:placeholder-type="text">&lt;(label_group[3]['code']).upper()&gt;</text:placeholder></text:p>
            <text:p text:style-name="P17"><text:bookmark-start text:name="__DdeLink__88_75955997612"/><text:bookmark-start text:name="__DdeLink__119_189580577312"/><text:placeholder text:placeholder-type="text">&lt;(label_group[3]['name']).upper()&gt;</text:placeholder><text:bookmark-end text:name="__DdeLink__88_75955997612"/><text:bookmark-end text:name="__DdeLink__119_189580577312"/></text:p>
            <text:p text:style-name="P14"><text:placeholder text:placeholder-type="text">&lt;(label_group[3]['leather']).upper()&gt;</text:placeholder></text:p>
            <text:p text:style-name="P14"><text:placeholder text:placeholder-type="text">&lt;(label_group[3]['color']).upper()&gt;</text:placeholder></text:p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1" table:number-columns-spanned="8" office:value-type="string">
            <text:p text:style-name="P9">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199cm" fo:margin-left="0.4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20:25.782487703</meta:creation-date>
    <dc:date>2017-03-29T09:23:58.735844180</dc:date>
    <meta:editing-duration>PT5H7M8S</meta:editing-duration>
    <meta:editing-cycles>87</meta:editing-cycles>
    <meta:generator>LibreOffice/5.1.6.2$Linux_X86_64 LibreOffice_project/10m0$Build-2</meta:generator>
    <meta:document-statistic meta:table-count="1" meta:image-count="0" meta:object-count="0" meta:page-count="1" meta:paragraph-count="19" meta:word-count="22" meta:character-count="617" meta:non-whitespace-character-count="614"/>
  </office:meta>
</office:document-meta>
</file>